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  <style:text-properties fo:font-variant="normal" fo:text-transform="none" fo:color="#800080" loext:opacity="100%" style:font-name="quote-cjk-patch" fo:font-size="18pt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800080" loext:opacity="100%" fo:letter-spacing="normal"/>
    </style:style>
    <style:style style:name="P3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800080" loext:opacity="100%" style:font-name="quote-cjk-patch" fo:font-size="15pt" fo:letter-spacing="normal" fo:font-style="normal" fo:font-weight="bold"/>
    </style:style>
    <style:style style:name="P5" style:family="paragraph" style:parent-style-name="Preformatted_20_Text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style:font-name="Menlo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fo:letter-spacing="normal"/>
    </style:style>
    <style:style style:name="P8" style:family="paragraph" style:parent-style-name="Preformatted_20_Text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e45649" loext:opacity="100%" style:font-name="Menlo" fo:font-size="9.75pt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/>
    </style:style>
    <style:style style:name="P16" style:family="paragraph" style:parent-style-name="Text_20_body" style:list-style-name="L3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7" style:family="paragraph" style:parent-style-name="Text_20_body">
      <style:paragraph-properties fo:margin-left="0.212cm" fo:margin-right="0cm" style:line-height-at-least="0.476cm" fo:orphans="2" fo:widows="2" fo:text-indent="0cm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T1" style:family="text">
      <style:text-properties style:font-name="quote-cjk-patch" fo:font-size="16.5pt" fo:font-style="normal" fo:font-weight="bold"/>
    </style:style>
    <style:style style:name="T2" style:family="text">
      <style:text-properties fo:font-variant="normal" fo:text-transform="none" fo:color="#800080" loext:opacity="100%" style:font-name="quote-cjk-patch" fo:font-size="10.5pt" fo:letter-spacing="normal" fo:font-style="normal" fo:font-weight="bold"/>
    </style:style>
    <style:style style:name="T3" style:family="text">
      <style:text-properties fo:font-variant="normal" fo:text-transform="none" fo:color="#800080" loext:opacity="100%" style:font-name="quote-cjk-patch" fo:font-size="10.5pt" fo:letter-spacing="normal" fo:font-style="normal" fo:font-weight="normal"/>
    </style:style>
    <style:style style:name="T4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ebeef2" loext:char-shading-value="0" loext:padding="0cm" loext:border="none"/>
    </style:style>
    <style:style style:name="T5" style:family="text">
      <style:text-properties fo:font-variant="normal" fo:text-transform="none" fo:color="#3964fe" loext:opacity="100%" style:text-line-through-style="none" style:text-line-through-type="none" style:font-name="quote-cjk-patch" fo:font-size="10.5pt" fo:letter-spacing="normal" fo:font-style="normal" style:text-underline-style="none" fo:font-weight="normal" style:text-blinking="false" loext:padding="0.049cm" loext:border-left="2.24pt solid #ffffff" loext:border-right="2.24pt solid #ffffff" loext:border-top="1.5pt solid #ffffff" loext:border-bottom="1.5pt solid #ffffff"/>
    </style:style>
    <style:style style:name="T6" style:family="text">
      <style:text-properties fo:color="#b76b01" loext:opacity="100%"/>
    </style:style>
    <style:style style:name="T7" style:family="text">
      <style:text-properties fo:color="#b76b01" loext:opacity="100%" style:font-name="Menlo" fo:font-size="9.75pt" fo:font-style="normal" fo:font-weight="normal"/>
    </style:style>
    <style:style style:name="T8" style:family="text">
      <style:text-properties fo:color="#383a42" loext:opacity="100%"/>
    </style:style>
    <style:style style:name="T9" style:family="text">
      <style:text-properties fo:color="#383a42" loext:opacity="100%" style:font-name="Menlo" fo:font-size="9.75pt" fo:font-style="normal" fo:font-weight="normal"/>
    </style:style>
    <style:style style:name="T10" style:family="text">
      <style:text-properties fo:color="#50a14f" loext:opacity="100%"/>
    </style:style>
    <style:style style:name="T11" style:family="text">
      <style:text-properties fo:color="#50a14f" loext:opacity="100%" style:font-name="Menlo" fo:font-size="9.75pt" fo:font-style="normal" fo:font-weight="normal"/>
    </style:style>
    <style:style style:name="T12" style:family="text">
      <style:text-properties style:font-name="Menlo" fo:font-size="9.75pt" fo:font-style="normal" fo:font-weight="normal"/>
    </style:style>
    <style:style style:name="T13" style:family="text">
      <style:text-properties fo:color="#a0a1a7" loext:opacity="100%" style:font-name="Menlo" fo:font-size="9.75pt" fo:font-style="italic" fo:font-weight="normal"/>
    </style:style>
    <style:style style:name="T14" style:family="text">
      <style:text-properties fo:color="#a0a1a7" loext:opacity="100%" fo:font-style="italic"/>
    </style:style>
    <style:style style:name="T15" style:family="text">
      <style:text-properties fo:color="#e45649" loext:opacity="100%" style:font-name="Menlo" fo:font-size="9.75pt" fo:font-style="normal" fo:font-weight="normal"/>
    </style:style>
    <style:style style:name="T16" style:family="text">
      <style:text-properties fo:color="#4078f2" loext:opacity="100%"/>
    </style:style>
    <style:style style:name="T17" style:family="text">
      <style:text-properties fo:color="#4078f2" loext:opacity="100%" style:font-name="Menlo" fo:font-size="9.75pt" fo:font-style="normal" fo:font-weight="normal"/>
    </style:style>
    <style:style style:name="T18" style:family="text">
      <style:text-properties fo:color="#a626a4" loext:opacity="100%"/>
    </style:style>
    <style:style style:name="T19" style:family="text">
      <style:text-properties fo:color="#a626a4" loext:opacity="100%"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utoriel LiveKit Self-Hosted avec Docker</text:h>
      <text:h text:style-name="P2" text:outline-level="2">📋 <text:span text:style-name="T1">Prérequis</text:span></text:h>
      <text:list text:style-name="L1">
        <text:list-item>
          <text:p text:style-name="P13">Docker et Docker Compose installés</text:p>
        </text:list-item>
        <text:list-item>
          <text:p text:style-name="P13">4+ Go de RAM recommandé</text:p>
        </text:list-item>
        <text:list-item>
          <text:p text:style-name="P13">Pour la production : domaine et certificats SSL</text:p>
        </text:list-item>
      </text:list>
      <text:h text:style-name="P3" text:outline-level="2">1. Installation en Local</text:h>
      <text:h text:style-name="P4" text:outline-level="3">1.1 Configuration de base</text:h>
      <text:p text:style-name="P22"><text:span text:style-name="Strong_20_Emphasis"><text:span text:style-name="T2">docker-compose.local.yml</text:span></text:span><text:span text:style-name="T3"> :</text:span></text:p>
      <text:p text:style-name="P17">yaml</text:p>
      <text:p text:style-name="P6"><text:span text:style-name="T6">version</text:span><text:span text:style-name="T8">:</text:span> <text:span text:style-name="T10">'3.8'</text:span></text:p>
      <text:p text:style-name="P12"/>
      <text:p text:style-name="P6"><text:span text:style-name="T6">services</text:span><text:span text:style-name="T8">:</text:span></text:p>
      <text:p text:style-name="P7"><text:s text:c="2"/><text:span text:style-name="T7">livekit</text:span><text:span text:style-name="T9">:</text:span></text:p>
      <text:p text:style-name="P7"><text:s text:c="4"/><text:span text:style-name="T7">image</text:span><text:span text:style-name="T9">:</text:span><text:span text:style-name="T12"> livekit/livekit</text:span><text:span text:style-name="T9">:</text:span><text:span text:style-name="T12">latest</text:span></text:p>
      <text:p text:style-name="P7"><text:s text:c="4"/><text:span text:style-name="T7">container_name</text:span><text:span text:style-name="T9">:</text:span><text:span text:style-name="T12"> livekit</text:span></text:p>
      <text:p text:style-name="P7"><text:s text:c="4"/><text:span text:style-name="T7">restart</text:span><text:span text:style-name="T9">:</text:span><text:span text:style-name="T12"> unless</text:span><text:span text:style-name="T9">-</text:span><text:span text:style-name="T12">stopped</text:span></text:p>
      <text:p text:style-name="P7"><text:s text:c="4"/><text:span text:style-name="T7">ports</text:span><text:span text:style-name="T9">:</text:span></text:p>
      <text:p text:style-name="P7"><text:s text:c="6"/><text:span text:style-name="T9">-</text:span><text:span text:style-name="T12"> </text:span><text:span text:style-name="T11">"7880:7880"</text:span><text:span text:style-name="T12"> <text:s/></text:span><text:span text:style-name="T13"># WebRTC ports</text:span></text:p>
      <text:p text:style-name="P7"><text:s text:c="6"/><text:span text:style-name="T9">-</text:span><text:span text:style-name="T12"> </text:span><text:span text:style-name="T11">"7881:7881"</text:span><text:span text:style-name="T12"> <text:s/></text:span><text:span text:style-name="T13"># HTTP/WebSocket</text:span></text:p>
      <text:p text:style-name="P7"><text:s text:c="6"/><text:span text:style-name="T9">-</text:span><text:span text:style-name="T12"> </text:span><text:span text:style-name="T11">"7882:7882"</text:span><text:span text:style-name="T12"> <text:s/></text:span><text:span text:style-name="T13"># gRPC (optionnel)</text:span></text:p>
      <text:p text:style-name="P7"><text:s text:c="4"/><text:span text:style-name="T7">environment</text:span><text:span text:style-name="T9">:</text:span></text:p>
      <text:p text:style-name="P7"><text:s text:c="6"/><text:span text:style-name="T9">-</text:span><text:span text:style-name="T12"> LIVEKIT_KEYS_API_KEY=devkey</text:span></text:p>
      <text:p text:style-name="P7"><text:s text:c="6"/><text:span text:style-name="T9">-</text:span><text:span text:style-name="T12"> LIVEKIT_KEYS_API_SECRET=devsecret</text:span></text:p>
      <text:p text:style-name="P7"><text:s text:c="6"/><text:span text:style-name="T9">-</text:span><text:span text:style-name="T12"> LIVEKIT_KEYS_SET=1</text:span></text:p>
      <text:p text:style-name="P7"><text:s text:c="6"/><text:span text:style-name="T9">-</text:span><text:span text:style-name="T12"> LIVEKIT_NODE_IP=127.0.0.1</text:span></text:p>
      <text:p text:style-name="P7"><text:s text:c="6"/><text:span text:style-name="T9">-</text:span><text:span text:style-name="T12"> LIVEKIT_RTC_TCP_PORT=7880</text:span></text:p>
      <text:p text:style-name="P7"><text:s text:c="6"/><text:span text:style-name="T9">-</text:span><text:span text:style-name="T12"> LIVEKIT_RTC_UDP_PORT=7880</text:span></text:p>
      <text:p text:style-name="P7"><text:s text:c="6"/><text:span text:style-name="T9">-</text:span><text:span text:style-name="T12"> LIVEKIT_PORT=7881</text:span></text:p>
      <text:p text:style-name="P7"><text:s text:c="4"/><text:span text:style-name="T7">volumes</text:span><text:span text:style-name="T9">:</text:span></text:p>
      <text:p text:style-name="P7"><text:s text:c="6"/><text:span text:style-name="T9">-</text:span><text:span text:style-name="T12"> ./data</text:span><text:span text:style-name="T9">:</text:span><text:span text:style-name="T12">/data</text:span></text:p>
      <text:p text:style-name="P7"><text:s text:c="4"/><text:span text:style-name="T7">command</text:span><text:span text:style-name="T9">:</text:span><text:span text:style-name="T12"> sh </text:span><text:span text:style-name="T9">-</text:span><text:span text:style-name="T12">c "livekit</text:span><text:span text:style-name="T9">-</text:span><text:span text:style-name="T12">server </text:span><text:span text:style-name="T9">--</text:span><text:span text:style-name="T12">dev </text:span><text:span text:style-name="T9">--</text:span><text:span text:style-name="T12">bind 0.0.0.0"</text:span></text:p>
      <text:p text:style-name="P12"/>
      <text:p text:style-name="P7"><text:s text:c="2"/><text:span text:style-name="T13"># Redis (optionnel pour développement)</text:span></text:p>
      <text:p text:style-name="P7"><text:soft-page-break/><text:s text:c="2"/><text:span text:style-name="T7">redis</text:span><text:span text:style-name="T9">:</text:span></text:p>
      <text:p text:style-name="P7"><text:s text:c="4"/><text:span text:style-name="T7">image</text:span><text:span text:style-name="T9">:</text:span><text:span text:style-name="T12"> redis</text:span><text:span text:style-name="T9">:</text:span><text:span text:style-name="T12">7</text:span><text:span text:style-name="T9">-</text:span><text:span text:style-name="T12">alpine</text:span></text:p>
      <text:p text:style-name="P7"><text:s text:c="4"/><text:span text:style-name="T7">container_name</text:span><text:span text:style-name="T9">:</text:span><text:span text:style-name="T12"> livekit</text:span><text:span text:style-name="T9">-</text:span><text:span text:style-name="T12">redis</text:span></text:p>
      <text:p text:style-name="P7"><text:s text:c="4"/><text:span text:style-name="T7">restart</text:span><text:span text:style-name="T9">:</text:span><text:span text:style-name="T12"> unless</text:span><text:span text:style-name="T9">-</text:span><text:span text:style-name="T12">stopped</text:span></text:p>
      <text:p text:style-name="P7"><text:s text:c="4"/><text:span text:style-name="T7">ports</text:span><text:span text:style-name="T9">:</text:span></text:p>
      <text:p text:style-name="P7"><text:s text:c="6"/><text:span text:style-name="T9">-</text:span><text:span text:style-name="T12"> </text:span><text:span text:style-name="T11">"6379:6379"</text:span></text:p>
      <text:h text:style-name="P4" text:outline-level="3">1.2 Configuration avancée avec Redis</text:h>
      <text:p text:style-name="P18"><text:span text:style-name="T3">Créez </text:span><text:span text:style-name="Source_20_Text"><text:span text:style-name="T4">livekit.yaml</text:span></text:span><text:span text:style-name="T3"> :</text:span></text:p>
      <text:p text:style-name="P17">yaml</text:p>
      <text:p text:style-name="P6"><text:span text:style-name="T6">port</text:span><text:span text:style-name="T8">:</text:span> <text:span text:style-name="T6">7881</text:span></text:p>
      <text:p text:style-name="P6"><text:span text:style-name="T6">rtc</text:span><text:span text:style-name="T8">:</text:span></text:p>
      <text:p text:style-name="P7"><text:s text:c="2"/><text:span text:style-name="T7">tcp_port</text:span><text:span text:style-name="T9">:</text:span><text:span text:style-name="T12"> </text:span><text:span text:style-name="T7">7880</text:span></text:p>
      <text:p text:style-name="P7"><text:s text:c="2"/><text:span text:style-name="T7">udp_port</text:span><text:span text:style-name="T9">:</text:span><text:span text:style-name="T12"> </text:span><text:span text:style-name="T7">7880</text:span></text:p>
      <text:p text:style-name="P7"><text:s text:c="2"/><text:span text:style-name="T7">port_range_start</text:span><text:span text:style-name="T9">:</text:span><text:span text:style-name="T12"> </text:span><text:span text:style-name="T7">0</text:span></text:p>
      <text:p text:style-name="P7"><text:s text:c="2"/><text:span text:style-name="T7">port_range_end</text:span><text:span text:style-name="T9">:</text:span><text:span text:style-name="T12"> </text:span><text:span text:style-name="T7">0</text:span></text:p>
      <text:p text:style-name="P6"><text:span text:style-name="T6">keys</text:span><text:span text:style-name="T8">:</text:span></text:p>
      <text:p text:style-name="P7"><text:s text:c="2"/><text:span text:style-name="T7">APInbB7QvDE9h6dZ</text:span><text:span text:style-name="T9">:</text:span><text:span text:style-name="T12"> nqZ6zHJJk8omZ0KIxhaZ4DpMuG4sx7t0cF9kMEXz9MU</text:span></text:p>
      <text:p text:style-name="P6"><text:span text:style-name="T6">redis</text:span><text:span text:style-name="T8">:</text:span></text:p>
      <text:p text:style-name="P7"><text:s text:c="2"/><text:span text:style-name="T7">address</text:span><text:span text:style-name="T9">:</text:span><text:span text:style-name="T12"> redis</text:span><text:span text:style-name="T9">:</text:span><text:span text:style-name="T7">6379</text:span></text:p>
      <text:p text:style-name="P7"><text:s text:c="2"/><text:span text:style-name="T7">username</text:span><text:span text:style-name="T9">:</text:span><text:span text:style-name="T12"> </text:span><text:span text:style-name="T11">""</text:span></text:p>
      <text:p text:style-name="P7"><text:s text:c="2"/><text:span text:style-name="T7">password</text:span><text:span text:style-name="T9">:</text:span><text:span text:style-name="T12"> </text:span><text:span text:style-name="T11">""</text:span></text:p>
      <text:p text:style-name="P7"><text:s text:c="2"/><text:span text:style-name="T7">db</text:span><text:span text:style-name="T9">:</text:span><text:span text:style-name="T12"> </text:span><text:span text:style-name="T7">0</text:span></text:p>
      <text:p text:style-name="P6"><text:span text:style-name="T6">logging</text:span><text:span text:style-name="T8">:</text:span></text:p>
      <text:p text:style-name="P7"><text:s text:c="2"/><text:span text:style-name="T7">json</text:span><text:span text:style-name="T9">:</text:span><text:span text:style-name="T12"> </text:span><text:span text:style-name="T15">false</text:span></text:p>
      <text:p text:style-name="P7"><text:s text:c="2"/><text:span text:style-name="T7">level</text:span><text:span text:style-name="T9">:</text:span><text:span text:style-name="T12"> debug</text:span></text:p>
      <text:p text:style-name="P22"><text:span text:style-name="Strong_20_Emphasis"><text:span text:style-name="T2">docker-compose.local-redis.yml</text:span></text:span><text:span text:style-name="T3"> :</text:span></text:p>
      <text:p text:style-name="P17">yaml</text:p>
      <text:p text:style-name="P6"><text:span text:style-name="T6">version</text:span><text:span text:style-name="T8">:</text:span> <text:span text:style-name="T10">'3.8'</text:span></text:p>
      <text:p text:style-name="P12"/>
      <text:p text:style-name="P6"><text:span text:style-name="T6">services</text:span><text:span text:style-name="T8">:</text:span></text:p>
      <text:p text:style-name="P7"><text:s text:c="2"/><text:span text:style-name="T7">livekit</text:span><text:span text:style-name="T9">:</text:span></text:p>
      <text:p text:style-name="P7"><text:s text:c="4"/><text:span text:style-name="T7">image</text:span><text:span text:style-name="T9">:</text:span><text:span text:style-name="T12"> livekit/livekit</text:span><text:span text:style-name="T9">:</text:span><text:span text:style-name="T12">latest</text:span></text:p>
      <text:p text:style-name="P7"><text:s text:c="4"/><text:span text:style-name="T7">container_name</text:span><text:span text:style-name="T9">:</text:span><text:span text:style-name="T12"> livekit</text:span></text:p>
      <text:p text:style-name="P7"><text:s text:c="4"/><text:span text:style-name="T7">restart</text:span><text:span text:style-name="T9">:</text:span><text:span text:style-name="T12"> unless</text:span><text:span text:style-name="T9">-</text:span><text:span text:style-name="T12">stopped</text:span></text:p>
      <text:p text:style-name="P7"><text:s text:c="4"/><text:span text:style-name="T7">ports</text:span><text:span text:style-name="T9">:</text:span></text:p>
      <text:p text:style-name="P7"><text:s text:c="6"/><text:span text:style-name="T9">-</text:span><text:span text:style-name="T12"> </text:span><text:span text:style-name="T11">"7880:7880"</text:span></text:p>
      <text:p text:style-name="P7"><text:s text:c="6"/><text:span text:style-name="T9">-</text:span><text:span text:style-name="T12"> </text:span><text:span text:style-name="T11">"7881:7881"</text:span></text:p>
      <text:p text:style-name="P7"><text:s text:c="6"/><text:span text:style-name="T9">-</text:span><text:span text:style-name="T12"> </text:span><text:span text:style-name="T11">"7882:7882"</text:span></text:p>
      <text:p text:style-name="P7"><text:soft-page-break/><text:s text:c="4"/><text:span text:style-name="T7">volumes</text:span><text:span text:style-name="T9">:</text:span></text:p>
      <text:p text:style-name="P7"><text:s text:c="6"/><text:span text:style-name="T9">-</text:span><text:span text:style-name="T12"> ./livekit.yaml</text:span><text:span text:style-name="T9">:</text:span><text:span text:style-name="T12">/livekit.yaml</text:span></text:p>
      <text:p text:style-name="P7"><text:s text:c="4"/><text:span text:style-name="T7">command</text:span><text:span text:style-name="T9">:</text:span><text:span text:style-name="T12"> livekit</text:span><text:span text:style-name="T9">-</text:span><text:span text:style-name="T12">server </text:span><text:span text:style-name="T9">--</text:span><text:span text:style-name="T12">config /livekit.yaml </text:span><text:span text:style-name="T9">--</text:span><text:span text:style-name="T12">dev</text:span></text:p>
      <text:p text:style-name="P7"><text:s text:c="4"/><text:span text:style-name="T7">depends_on</text:span><text:span text:style-name="T9">:</text:span></text:p>
      <text:p text:style-name="P7"><text:s text:c="6"/><text:span text:style-name="T9">-</text:span><text:span text:style-name="T12"> redis</text:span></text:p>
      <text:p text:style-name="P12"/>
      <text:p text:style-name="P7"><text:s text:c="2"/><text:span text:style-name="T7">redis</text:span><text:span text:style-name="T9">:</text:span></text:p>
      <text:p text:style-name="P7"><text:s text:c="4"/><text:span text:style-name="T7">image</text:span><text:span text:style-name="T9">:</text:span><text:span text:style-name="T12"> redis</text:span><text:span text:style-name="T9">:</text:span><text:span text:style-name="T12">7</text:span><text:span text:style-name="T9">-</text:span><text:span text:style-name="T12">alpine</text:span></text:p>
      <text:p text:style-name="P7"><text:s text:c="4"/><text:span text:style-name="T7">container_name</text:span><text:span text:style-name="T9">:</text:span><text:span text:style-name="T12"> livekit</text:span><text:span text:style-name="T9">-</text:span><text:span text:style-name="T12">redis</text:span></text:p>
      <text:p text:style-name="P7"><text:s text:c="4"/><text:span text:style-name="T7">restart</text:span><text:span text:style-name="T9">:</text:span><text:span text:style-name="T12"> unless</text:span><text:span text:style-name="T9">-</text:span><text:span text:style-name="T12">stopped</text:span></text:p>
      <text:p text:style-name="P7"><text:s text:c="4"/><text:span text:style-name="T7">command</text:span><text:span text:style-name="T9">:</text:span><text:span text:style-name="T12"> redis</text:span><text:span text:style-name="T9">-</text:span><text:span text:style-name="T12">server </text:span><text:span text:style-name="T9">--</text:span><text:span text:style-name="T12">appendonly yes</text:span></text:p>
      <text:p text:style-name="P7"><text:s text:c="4"/><text:span text:style-name="T7">volumes</text:span><text:span text:style-name="T9">:</text:span></text:p>
      <text:p text:style-name="P7"><text:s text:c="6"/><text:span text:style-name="T9">-</text:span><text:span text:style-name="T12"> ./redis</text:span><text:span text:style-name="T9">-</text:span><text:span text:style-name="T12">data</text:span><text:span text:style-name="T9">:</text:span><text:span text:style-name="T12">/data</text:span></text:p>
      <text:h text:style-name="P4" text:outline-level="3">1.3 Démarrer en local</text:h>
      <text:p text:style-name="P17">bash</text:p>
      <text:p text:style-name="P9"># Mode simple</text:p>
      <text:p text:style-name="P6"><text:span text:style-name="T16">docker-compose</text:span> <text:span text:style-name="T16">-f</text:span> docker-compose.local.yml up <text:span text:style-name="T16">-d</text:span></text:p>
      <text:p text:style-name="P12"/>
      <text:p text:style-name="P9"># Mode avec Redis</text:p>
      <text:p text:style-name="P6"><text:span text:style-name="T16">docker-compose</text:span> <text:span text:style-name="T16">-f</text:span> docker-compose.local-redis.yml up <text:span text:style-name="T16">-d</text:span></text:p>
      <text:p text:style-name="P12"/>
      <text:p text:style-name="P9"># Vérifier les logs</text:p>
      <text:p text:style-name="P6"><text:span text:style-name="T16">docker</text:span> logs <text:span text:style-name="T16">-f</text:span> livekit</text:p>
      <text:p text:style-name="P18"><text:span text:style-name="T3">Accédez à : </text:span><text:span text:style-name="Source_20_Text"><text:span text:style-name="T4">http://localhost:7881</text:span></text:span></text:p>
      <text:h text:style-name="P3" text:outline-level="2">2. Configuration pour la Production</text:h>
      <text:h text:style-name="P4" text:outline-level="3">2.1 Fichier de configuration complet</text:h>
      <text:p text:style-name="P22"><text:span text:style-name="Strong_20_Emphasis"><text:span text:style-name="T2">livekit.prod.yaml</text:span></text:span><text:span text:style-name="T3"> :</text:span></text:p>
      <text:p text:style-name="P17">yaml</text:p>
      <text:p text:style-name="P9"># livekit.prod.yaml</text:p>
      <text:p text:style-name="P6"><text:span text:style-name="T6">port</text:span><text:span text:style-name="T8">:</text:span> <text:span text:style-name="T6">443</text:span></text:p>
      <text:p text:style-name="P6"><text:span text:style-name="T6">rtc</text:span><text:span text:style-name="T8">:</text:span></text:p>
      <text:p text:style-name="P7"><text:s text:c="2"/><text:span text:style-name="T7">tcp_port</text:span><text:span text:style-name="T9">:</text:span><text:span text:style-name="T12"> </text:span><text:span text:style-name="T7">443</text:span></text:p>
      <text:p text:style-name="P7"><text:s text:c="2"/><text:span text:style-name="T7">udp_port</text:span><text:span text:style-name="T9">:</text:span><text:span text:style-name="T12"> </text:span><text:span text:style-name="T7">443</text:span></text:p>
      <text:p text:style-name="P7"><text:soft-page-break/><text:s text:c="2"/><text:span text:style-name="T7">port_range_start</text:span><text:span text:style-name="T9">:</text:span><text:span text:style-name="T12"> </text:span><text:span text:style-name="T7">50000</text:span></text:p>
      <text:p text:style-name="P7"><text:s text:c="2"/><text:span text:style-name="T7">port_range_end</text:span><text:span text:style-name="T9">:</text:span><text:span text:style-name="T12"> </text:span><text:span text:style-name="T7">60000</text:span></text:p>
      <text:p text:style-name="P7"><text:s text:c="2"/><text:span text:style-name="T7">use_external_ip</text:span><text:span text:style-name="T9">:</text:span><text:span text:style-name="T12"> </text:span><text:span text:style-name="T15">true</text:span></text:p>
      <text:p text:style-name="P7"><text:s text:c="2"/><text:span text:style-name="T7">enable_loopback_candidate</text:span><text:span text:style-name="T9">:</text:span><text:span text:style-name="T12"> </text:span><text:span text:style-name="T15">false</text:span></text:p>
      <text:p text:style-name="P7"><text:s text:c="2"/></text:p>
      <text:p text:style-name="P6"><text:span text:style-name="T6">keys</text:span><text:span text:style-name="T8">:</text:span></text:p>
      <text:p text:style-name="P7"><text:s text:c="2"/><text:span text:style-name="T13"># Générez avec : livekit-server generate-keys</text:span></text:p>
      <text:p text:style-name="P7"><text:s text:c="2"/><text:span text:style-name="T7">YOUR_API_KEY</text:span><text:span text:style-name="T9">:</text:span><text:span text:style-name="T12"> YOUR_API_SECRET</text:span></text:p>
      <text:p text:style-name="P12"/>
      <text:p text:style-name="P6"><text:span text:style-name="T6">redis</text:span><text:span text:style-name="T8">:</text:span></text:p>
      <text:p text:style-name="P7"><text:s text:c="2"/><text:span text:style-name="T7">address</text:span><text:span text:style-name="T9">:</text:span><text:span text:style-name="T12"> redis</text:span><text:span text:style-name="T9">:</text:span><text:span text:style-name="T7">6379</text:span></text:p>
      <text:p text:style-name="P7"><text:s text:c="2"/><text:span text:style-name="T7">password</text:span><text:span text:style-name="T9">:</text:span><text:span text:style-name="T12"> </text:span><text:span text:style-name="T11">"votre-mot-de-passe-redis"</text:span></text:p>
      <text:p text:style-name="P7"><text:s text:c="2"/><text:span text:style-name="T7">db</text:span><text:span text:style-name="T9">:</text:span><text:span text:style-name="T12"> </text:span><text:span text:style-name="T7">0</text:span></text:p>
      <text:p text:style-name="P12"/>
      <text:p text:style-name="P6"><text:span text:style-name="T6">turn</text:span><text:span text:style-name="T8">:</text:span></text:p>
      <text:p text:style-name="P7"><text:s text:c="2"/><text:span text:style-name="T7">enabled</text:span><text:span text:style-name="T9">:</text:span><text:span text:style-name="T12"> </text:span><text:span text:style-name="T15">true</text:span></text:p>
      <text:p text:style-name="P7"><text:s text:c="2"/><text:span text:style-name="T7">domain</text:span><text:span text:style-name="T9">:</text:span><text:span text:style-name="T12"> </text:span><text:span text:style-name="T11">"votre-domaine.com"</text:span></text:p>
      <text:p text:style-name="P7"><text:s text:c="2"/><text:span text:style-name="T7">tls_port</text:span><text:span text:style-name="T9">:</text:span><text:span text:style-name="T12"> </text:span><text:span text:style-name="T7">5349</text:span></text:p>
      <text:p text:style-name="P7"><text:s text:c="2"/><text:span text:style-name="T7">udp_port</text:span><text:span text:style-name="T9">:</text:span><text:span text:style-name="T12"> </text:span><text:span text:style-name="T7">3478</text:span></text:p>
      <text:p text:style-name="P7"><text:s text:c="2"/><text:span text:style-name="T7">external_tls</text:span><text:span text:style-name="T9">:</text:span><text:span text:style-name="T12"> </text:span><text:span text:style-name="T15">true</text:span></text:p>
      <text:p text:style-name="P7"><text:s text:c="2"/><text:span text:style-name="T7">cert_file</text:span><text:span text:style-name="T9">:</text:span><text:span text:style-name="T12"> </text:span><text:span text:style-name="T11">"/certs/cert.pem"</text:span></text:p>
      <text:p text:style-name="P7"><text:s text:c="2"/><text:span text:style-name="T7">key_file</text:span><text:span text:style-name="T9">:</text:span><text:span text:style-name="T12"> </text:span><text:span text:style-name="T11">"/certs/key.pem"</text:span></text:p>
      <text:p text:style-name="P12"/>
      <text:p text:style-name="P6"><text:span text:style-name="T6">logging</text:span><text:span text:style-name="T8">:</text:span></text:p>
      <text:p text:style-name="P7"><text:s text:c="2"/><text:span text:style-name="T7">level</text:span><text:span text:style-name="T9">:</text:span><text:span text:style-name="T12"> info</text:span></text:p>
      <text:p text:style-name="P7"><text:s text:c="2"/><text:span text:style-name="T7">json</text:span><text:span text:style-name="T9">:</text:span><text:span text:style-name="T12"> </text:span><text:span text:style-name="T15">true</text:span></text:p>
      <text:p text:style-name="P7"><text:s text:c="2"/></text:p>
      <text:p text:style-name="P9"># Monitoring</text:p>
      <text:p text:style-name="P6"><text:span text:style-name="T6">prometheus</text:span><text:span text:style-name="T8">:</text:span></text:p>
      <text:p text:style-name="P7"><text:s text:c="2"/><text:span text:style-name="T7">enabled</text:span><text:span text:style-name="T9">:</text:span><text:span text:style-name="T12"> </text:span><text:span text:style-name="T15">true</text:span></text:p>
      <text:p text:style-name="P7"><text:s text:c="2"/><text:span text:style-name="T7">port</text:span><text:span text:style-name="T9">:</text:span><text:span text:style-name="T12"> </text:span><text:span text:style-name="T7">9090</text:span></text:p>
      <text:h text:style-name="P4" text:outline-level="3">2.2 Docker Compose pour production</text:h>
      <text:p text:style-name="P22"><text:span text:style-name="Strong_20_Emphasis"><text:span text:style-name="T2">docker-compose.prod.yml</text:span></text:span><text:span text:style-name="T3"> :</text:span></text:p>
      <text:p text:style-name="P17">yaml</text:p>
      <text:p text:style-name="P6"><text:span text:style-name="T6">version</text:span><text:span text:style-name="T8">:</text:span> <text:span text:style-name="T10">'3.8'</text:span></text:p>
      <text:p text:style-name="P12"/>
      <text:p text:style-name="P6"><text:span text:style-name="T6">services</text:span><text:span text:style-name="T8">:</text:span></text:p>
      <text:p text:style-name="P7"><text:s text:c="2"/><text:span text:style-name="T7">livekit</text:span><text:span text:style-name="T9">:</text:span></text:p>
      <text:p text:style-name="P7"><text:s text:c="4"/><text:span text:style-name="T7">image</text:span><text:span text:style-name="T9">:</text:span><text:span text:style-name="T12"> livekit/livekit</text:span><text:span text:style-name="T9">:</text:span><text:span text:style-name="T12">latest</text:span></text:p>
      <text:p text:style-name="P7"><text:s text:c="4"/><text:span text:style-name="T7">container_name</text:span><text:span text:style-name="T9">:</text:span><text:span text:style-name="T12"> livekit</text:span><text:span text:style-name="T9">-</text:span><text:span text:style-name="T12">prod</text:span></text:p>
      <text:p text:style-name="P7"><text:soft-page-break/><text:s text:c="4"/><text:span text:style-name="T7">restart</text:span><text:span text:style-name="T9">:</text:span><text:span text:style-name="T12"> always</text:span></text:p>
      <text:p text:style-name="P7"><text:s text:c="4"/><text:span text:style-name="T7">ports</text:span><text:span text:style-name="T9">:</text:span></text:p>
      <text:p text:style-name="P7"><text:s text:c="6"/><text:span text:style-name="T9">-</text:span><text:span text:style-name="T12"> </text:span><text:span text:style-name="T11">"443:443"</text:span></text:p>
      <text:p text:style-name="P7"><text:s text:c="6"/><text:span text:style-name="T9">-</text:span><text:span text:style-name="T12"> </text:span><text:span text:style-name="T11">"443:443/udp"</text:span></text:p>
      <text:p text:style-name="P7"><text:s text:c="6"/><text:span text:style-name="T9">-</text:span><text:span text:style-name="T12"> </text:span><text:span text:style-name="T11">"3478:3478/udp"</text:span><text:span text:style-name="T12"> <text:s/></text:span><text:span text:style-name="T13"># TURN UDP</text:span></text:p>
      <text:p text:style-name="P7"><text:s text:c="6"/><text:span text:style-name="T9">-</text:span><text:span text:style-name="T12"> </text:span><text:span text:style-name="T11">"5349:5349"</text:span><text:span text:style-name="T12"> <text:s text:c="5"/></text:span><text:span text:style-name="T13"># TURN TLS</text:span></text:p>
      <text:p text:style-name="P7"><text:s text:c="6"/><text:span text:style-name="T9">-</text:span><text:span text:style-name="T12"> </text:span><text:span text:style-name="T11">"9090:9090"</text:span><text:span text:style-name="T12"> <text:s text:c="5"/></text:span><text:span text:style-name="T13"># Prometheus (optionnel)</text:span></text:p>
      <text:p text:style-name="P7"><text:s text:c="4"/><text:span text:style-name="T7">volumes</text:span><text:span text:style-name="T9">:</text:span></text:p>
      <text:p text:style-name="P7"><text:s text:c="6"/><text:span text:style-name="T9">-</text:span><text:span text:style-name="T12"> ./livekit.prod.yaml</text:span><text:span text:style-name="T9">:</text:span><text:span text:style-name="T12">/livekit.yaml</text:span></text:p>
      <text:p text:style-name="P7"><text:s text:c="6"/><text:span text:style-name="T9">-</text:span><text:span text:style-name="T12"> ./certs</text:span><text:span text:style-name="T9">:</text:span><text:span text:style-name="T12">/certs</text:span><text:span text:style-name="T9">:</text:span><text:span text:style-name="T12">ro</text:span></text:p>
      <text:p text:style-name="P7"><text:s text:c="4"/><text:span text:style-name="T7">environment</text:span><text:span text:style-name="T9">:</text:span></text:p>
      <text:p text:style-name="P7"><text:s text:c="6"/><text:span text:style-name="T9">-</text:span><text:span text:style-name="T12"> LIVEKIT_CONFIG=/livekit.yaml</text:span></text:p>
      <text:p text:style-name="P7"><text:s text:c="6"/><text:span text:style-name="T9">-</text:span><text:span text:style-name="T12"> TZ=Europe/Paris</text:span></text:p>
      <text:p text:style-name="P7"><text:s text:c="4"/><text:span text:style-name="T7">networks</text:span><text:span text:style-name="T9">:</text:span></text:p>
      <text:p text:style-name="P7"><text:s text:c="6"/><text:span text:style-name="T9">-</text:span><text:span text:style-name="T12"> livekit</text:span><text:span text:style-name="T9">-</text:span><text:span text:style-name="T12">network</text:span></text:p>
      <text:p text:style-name="P7"><text:s text:c="4"/><text:span text:style-name="T7">depends_on</text:span><text:span text:style-name="T9">:</text:span></text:p>
      <text:p text:style-name="P7"><text:s text:c="6"/><text:span text:style-name="T7">redis</text:span><text:span text:style-name="T9">:</text:span></text:p>
      <text:p text:style-name="P7"><text:s text:c="8"/><text:span text:style-name="T7">condition</text:span><text:span text:style-name="T9">:</text:span><text:span text:style-name="T12"> service_healthy</text:span></text:p>
      <text:p text:style-name="P7"><text:s text:c="4"/><text:span text:style-name="T7">healthcheck</text:span><text:span text:style-name="T9">:</text:span></text:p>
      <text:p text:style-name="P7"><text:s text:c="6"/><text:span text:style-name="T7">test</text:span><text:span text:style-name="T9">:</text:span><text:span text:style-name="T12"> </text:span><text:span text:style-name="T9">[</text:span><text:span text:style-name="T11">"CMD"</text:span><text:span text:style-name="T9">,</text:span><text:span text:style-name="T12"> </text:span><text:span text:style-name="T11">"curl"</text:span><text:span text:style-name="T9">,</text:span><text:span text:style-name="T12"> </text:span><text:span text:style-name="T11">"-f"</text:span><text:span text:style-name="T9">,</text:span><text:span text:style-name="T12"> </text:span><text:span text:style-name="T11">"http://localhost:7880/rtc"</text:span><text:span text:style-name="T9">]</text:span></text:p>
      <text:p text:style-name="P7"><text:s text:c="6"/><text:span text:style-name="T7">interval</text:span><text:span text:style-name="T9">:</text:span><text:span text:style-name="T12"> 30s</text:span></text:p>
      <text:p text:style-name="P7"><text:s text:c="6"/><text:span text:style-name="T7">timeout</text:span><text:span text:style-name="T9">:</text:span><text:span text:style-name="T12"> 10s</text:span></text:p>
      <text:p text:style-name="P7"><text:s text:c="6"/><text:span text:style-name="T7">retries</text:span><text:span text:style-name="T9">:</text:span><text:span text:style-name="T12"> </text:span><text:span text:style-name="T7">3</text:span></text:p>
      <text:p text:style-name="P12"/>
      <text:p text:style-name="P7"><text:s text:c="2"/><text:span text:style-name="T7">redis</text:span><text:span text:style-name="T9">:</text:span></text:p>
      <text:p text:style-name="P7"><text:s text:c="4"/><text:span text:style-name="T7">image</text:span><text:span text:style-name="T9">:</text:span><text:span text:style-name="T12"> redis</text:span><text:span text:style-name="T9">:</text:span><text:span text:style-name="T12">7</text:span><text:span text:style-name="T9">-</text:span><text:span text:style-name="T12">alpine</text:span></text:p>
      <text:p text:style-name="P7"><text:s text:c="4"/><text:span text:style-name="T7">container_name</text:span><text:span text:style-name="T9">:</text:span><text:span text:style-name="T12"> livekit</text:span><text:span text:style-name="T9">-</text:span><text:span text:style-name="T12">redis</text:span><text:span text:style-name="T9">-</text:span><text:span text:style-name="T12">prod</text:span></text:p>
      <text:p text:style-name="P7"><text:s text:c="4"/><text:span text:style-name="T7">restart</text:span><text:span text:style-name="T9">:</text:span><text:span text:style-name="T12"> always</text:span></text:p>
      <text:p text:style-name="P7"><text:s text:c="4"/><text:span text:style-name="T7">command</text:span><text:span text:style-name="T9">:</text:span><text:span text:style-name="T12"> redis</text:span><text:span text:style-name="T9">-</text:span><text:span text:style-name="T12">server </text:span><text:span text:style-name="T9">--</text:span><text:span text:style-name="T12">requirepass votre</text:span><text:span text:style-name="T9">-</text:span><text:span text:style-name="T12">mot</text:span><text:span text:style-name="T9">-</text:span><text:span text:style-name="T12">de</text:span><text:span text:style-name="T9">-</text:span><text:span text:style-name="T12">passe</text:span><text:span text:style-name="T9">-</text:span><text:span text:style-name="T12">complexe </text:span><text:span text:style-name="T9">--</text:span><text:span text:style-name="T12">appendonly yes</text:span></text:p>
      <text:p text:style-name="P7"><text:s text:c="4"/><text:span text:style-name="T7">volumes</text:span><text:span text:style-name="T9">:</text:span></text:p>
      <text:p text:style-name="P7"><text:s text:c="6"/><text:span text:style-name="T9">-</text:span><text:span text:style-name="T12"> redis</text:span><text:span text:style-name="T9">-</text:span><text:span text:style-name="T12">data</text:span><text:span text:style-name="T9">:</text:span><text:span text:style-name="T12">/data</text:span></text:p>
      <text:p text:style-name="P7"><text:s text:c="4"/><text:span text:style-name="T7">networks</text:span><text:span text:style-name="T9">:</text:span></text:p>
      <text:p text:style-name="P7"><text:s text:c="6"/><text:span text:style-name="T9">-</text:span><text:span text:style-name="T12"> livekit</text:span><text:span text:style-name="T9">-</text:span><text:span text:style-name="T12">network</text:span></text:p>
      <text:p text:style-name="P7"><text:s text:c="4"/><text:span text:style-name="T7">healthcheck</text:span><text:span text:style-name="T9">:</text:span></text:p>
      <text:p text:style-name="P7"><text:s text:c="6"/><text:span text:style-name="T7">test</text:span><text:span text:style-name="T9">:</text:span><text:span text:style-name="T12"> </text:span><text:span text:style-name="T9">[</text:span><text:span text:style-name="T11">"CMD"</text:span><text:span text:style-name="T9">,</text:span><text:span text:style-name="T12"> </text:span><text:span text:style-name="T11">"redis-cli"</text:span><text:span text:style-name="T9">,</text:span><text:span text:style-name="T12"> </text:span><text:span text:style-name="T11">"ping"</text:span><text:span text:style-name="T9">]</text:span></text:p>
      <text:p text:style-name="P7"><text:s text:c="6"/><text:span text:style-name="T7">interval</text:span><text:span text:style-name="T9">:</text:span><text:span text:style-name="T12"> 30s</text:span></text:p>
      <text:p text:style-name="P7"><text:s text:c="6"/><text:span text:style-name="T7">timeout</text:span><text:span text:style-name="T9">:</text:span><text:span text:style-name="T12"> 10s</text:span></text:p>
      <text:p text:style-name="P7"><text:s text:c="6"/><text:span text:style-name="T7">retries</text:span><text:span text:style-name="T9">:</text:span><text:span text:style-name="T12"> </text:span><text:span text:style-name="T7">3</text:span></text:p>
      <text:p text:style-name="P12"/>
      <text:p text:style-name="P7"><text:s text:c="2"/><text:span text:style-name="T13"># Nginx comme reverse proxy (optionnel)</text:span></text:p>
      <text:p text:style-name="P7"><text:s text:c="2"/><text:span text:style-name="T7">nginx</text:span><text:span text:style-name="T9">:</text:span></text:p>
      <text:p text:style-name="P7"><text:s text:c="4"/><text:span text:style-name="T7">image</text:span><text:span text:style-name="T9">:</text:span><text:span text:style-name="T12"> nginx</text:span><text:span text:style-name="T9">:</text:span><text:span text:style-name="T12">alpine</text:span></text:p>
      <text:p text:style-name="P7"><text:s text:c="4"/><text:span text:style-name="T7">container_name</text:span><text:span text:style-name="T9">:</text:span><text:span text:style-name="T12"> nginx</text:span><text:span text:style-name="T9">-</text:span><text:span text:style-name="T12">proxy</text:span></text:p>
      <text:p text:style-name="P7"><text:soft-page-break/><text:s text:c="4"/><text:span text:style-name="T7">restart</text:span><text:span text:style-name="T9">:</text:span><text:span text:style-name="T12"> always</text:span></text:p>
      <text:p text:style-name="P7"><text:s text:c="4"/><text:span text:style-name="T7">ports</text:span><text:span text:style-name="T9">:</text:span></text:p>
      <text:p text:style-name="P7"><text:s text:c="6"/><text:span text:style-name="T9">-</text:span><text:span text:style-name="T12"> </text:span><text:span text:style-name="T11">"80:80"</text:span></text:p>
      <text:p text:style-name="P7"><text:s text:c="6"/><text:span text:style-name="T9">-</text:span><text:span text:style-name="T12"> </text:span><text:span text:style-name="T11">"443:443"</text:span></text:p>
      <text:p text:style-name="P7"><text:s text:c="4"/><text:span text:style-name="T7">volumes</text:span><text:span text:style-name="T9">:</text:span></text:p>
      <text:p text:style-name="P7"><text:s text:c="6"/><text:span text:style-name="T9">-</text:span><text:span text:style-name="T12"> ./nginx.conf</text:span><text:span text:style-name="T9">:</text:span><text:span text:style-name="T12">/etc/nginx/nginx.conf</text:span><text:span text:style-name="T9">:</text:span><text:span text:style-name="T12">ro</text:span></text:p>
      <text:p text:style-name="P7"><text:s text:c="6"/><text:span text:style-name="T9">-</text:span><text:span text:style-name="T12"> ./certs</text:span><text:span text:style-name="T9">:</text:span><text:span text:style-name="T12">/etc/nginx/certs</text:span><text:span text:style-name="T9">:</text:span><text:span text:style-name="T12">ro</text:span></text:p>
      <text:p text:style-name="P7"><text:s text:c="4"/><text:span text:style-name="T7">depends_on</text:span><text:span text:style-name="T9">:</text:span></text:p>
      <text:p text:style-name="P7"><text:s text:c="6"/><text:span text:style-name="T9">-</text:span><text:span text:style-name="T12"> livekit</text:span></text:p>
      <text:p text:style-name="P7"><text:s text:c="4"/><text:span text:style-name="T7">networks</text:span><text:span text:style-name="T9">:</text:span></text:p>
      <text:p text:style-name="P7"><text:s text:c="6"/><text:span text:style-name="T9">-</text:span><text:span text:style-name="T12"> livekit</text:span><text:span text:style-name="T9">-</text:span><text:span text:style-name="T12">network</text:span></text:p>
      <text:p text:style-name="P12"/>
      <text:p text:style-name="P6"><text:span text:style-name="T6">volumes</text:span><text:span text:style-name="T8">:</text:span></text:p>
      <text:p text:style-name="P7"><text:s text:c="2"/><text:span text:style-name="T7">redis-data</text:span><text:span text:style-name="T9">:</text:span></text:p>
      <text:p text:style-name="P12"/>
      <text:p text:style-name="P6"><text:span text:style-name="T6">networks</text:span><text:span text:style-name="T8">:</text:span></text:p>
      <text:p text:style-name="P7"><text:s text:c="2"/><text:span text:style-name="T7">livekit-network</text:span><text:span text:style-name="T9">:</text:span></text:p>
      <text:p text:style-name="P7"><text:s text:c="4"/><text:span text:style-name="T7">driver</text:span><text:span text:style-name="T9">:</text:span><text:span text:style-name="T12"> bridge</text:span></text:p>
      <text:h text:style-name="P4" text:outline-level="3">2.3 Configuration Nginx (optionnel)</text:h>
      <text:p text:style-name="P22"><text:span text:style-name="Strong_20_Emphasis"><text:span text:style-name="T2">nginx.conf</text:span></text:span><text:span text:style-name="T3"> :</text:span></text:p>
      <text:p text:style-name="P17">nginx</text:p>
      <text:p text:style-name="P6"><text:span text:style-name="T18">events</text:span> <text:span text:style-name="T8">{</text:span></text:p>
      <text:p text:style-name="P7"><text:s text:c="4"/><text:span text:style-name="T19">worker_connections</text:span><text:span text:style-name="T12"> </text:span><text:span text:style-name="T7">1024</text:span><text:span text:style-name="T9">;</text:span></text:p>
      <text:p text:style-name="P10">}</text:p>
      <text:p text:style-name="P12"/>
      <text:p text:style-name="P6"><text:span text:style-name="T18">http</text:span> <text:span text:style-name="T8">{</text:span></text:p>
      <text:p text:style-name="P7"><text:s text:c="4"/><text:span text:style-name="T19">upstream</text:span><text:span text:style-name="T12"> livekit </text:span><text:span text:style-name="T9">{</text:span></text:p>
      <text:p text:style-name="P7"><text:s text:c="8"/><text:span text:style-name="T19">server</text:span><text:span text:style-name="T12"> livekit:7881</text:span><text:span text:style-name="T9">;</text:span></text:p>
      <text:p text:style-name="P7"><text:s text:c="4"/><text:span text:style-name="T9">}</text:span></text:p>
      <text:p text:style-name="P12"/>
      <text:p text:style-name="P7"><text:s text:c="4"/><text:span text:style-name="T19">server</text:span><text:span text:style-name="T12"> </text:span><text:span text:style-name="T9">{</text:span></text:p>
      <text:p text:style-name="P7"><text:s text:c="8"/><text:span text:style-name="T19">listen</text:span><text:span text:style-name="T12"> </text:span><text:span text:style-name="T7">80</text:span><text:span text:style-name="T9">;</text:span></text:p>
      <text:p text:style-name="P7"><text:s text:c="8"/><text:span text:style-name="T19">server_name</text:span><text:span text:style-name="T12"> votre-domaine.com</text:span><text:span text:style-name="T9">;</text:span></text:p>
      <text:p text:style-name="P7"><text:s text:c="8"/><text:span text:style-name="T19">return</text:span><text:span text:style-name="T12"> </text:span><text:span text:style-name="T7">301</text:span><text:span text:style-name="T12"> https://</text:span><text:span text:style-name="T17">$server_name$request_uri</text:span><text:span text:style-name="T9">;</text:span></text:p>
      <text:p text:style-name="P7"><text:s text:c="4"/><text:span text:style-name="T9">}</text:span></text:p>
      <text:p text:style-name="P12"/>
      <text:p text:style-name="P7"><text:s text:c="4"/><text:span text:style-name="T19">server</text:span><text:span text:style-name="T12"> </text:span><text:span text:style-name="T9">{</text:span></text:p>
      <text:p text:style-name="P7"><text:s text:c="8"/><text:span text:style-name="T19">listen</text:span><text:span text:style-name="T12"> </text:span><text:span text:style-name="T7">443</text:span><text:span text:style-name="T12"> ssl http2</text:span><text:span text:style-name="T9">;</text:span></text:p>
      <text:p text:style-name="P7"><text:s text:c="8"/><text:span text:style-name="T19">server_name</text:span><text:span text:style-name="T12"> votre-domaine.com</text:span><text:span text:style-name="T9">;</text:span></text:p>
      <text:p text:style-name="P12"/>
      <text:p text:style-name="P7"><text:soft-page-break/><text:s text:c="8"/><text:span text:style-name="T19">ssl_certificate</text:span><text:span text:style-name="T12"> /etc/nginx/certs/cert.pem</text:span><text:span text:style-name="T9">;</text:span></text:p>
      <text:p text:style-name="P7"><text:s text:c="8"/><text:span text:style-name="T19">ssl_certificate_key</text:span><text:span text:style-name="T12"> /etc/nginx/certs/key.pem</text:span><text:span text:style-name="T9">;</text:span></text:p>
      <text:p text:style-name="P12"/>
      <text:p text:style-name="P7"><text:s text:c="8"/><text:span text:style-name="T19">location</text:span><text:span text:style-name="T12"> / </text:span><text:span text:style-name="T9">{</text:span></text:p>
      <text:p text:style-name="P7"><text:s text:c="12"/><text:span text:style-name="T19">proxy_pass</text:span><text:span text:style-name="T12"> http://livekit</text:span><text:span text:style-name="T9">;</text:span></text:p>
      <text:p text:style-name="P7"><text:s text:c="12"/><text:span text:style-name="T19">proxy_http_version</text:span><text:span text:style-name="T12"> 1.1</text:span><text:span text:style-name="T9">;</text:span></text:p>
      <text:p text:style-name="P7"><text:s text:c="12"/><text:span text:style-name="T19">proxy_set_header</text:span><text:span text:style-name="T12"> Upgrade </text:span><text:span text:style-name="T17">$http_upgrade</text:span><text:span text:style-name="T9">;</text:span></text:p>
      <text:p text:style-name="P7"><text:s text:c="12"/><text:span text:style-name="T19">proxy_set_header</text:span><text:span text:style-name="T12"> Connection </text:span><text:span text:style-name="T11">"upgrade"</text:span><text:span text:style-name="T9">;</text:span></text:p>
      <text:p text:style-name="P7"><text:s text:c="12"/><text:span text:style-name="T19">proxy_set_header</text:span><text:span text:style-name="T12"> Host </text:span><text:span text:style-name="T17">$host</text:span><text:span text:style-name="T9">;</text:span></text:p>
      <text:p text:style-name="P7"><text:s text:c="12"/><text:span text:style-name="T19">proxy_set_header</text:span><text:span text:style-name="T12"> X-Real-IP </text:span><text:span text:style-name="T17">$remote_addr</text:span><text:span text:style-name="T9">;</text:span></text:p>
      <text:p text:style-name="P7"><text:s text:c="12"/><text:span text:style-name="T19">proxy_set_header</text:span><text:span text:style-name="T12"> X-Forwarded-For </text:span><text:span text:style-name="T17">$proxy_add_x_forwarded_for</text:span><text:span text:style-name="T9">;</text:span></text:p>
      <text:p text:style-name="P7"><text:s text:c="12"/><text:span text:style-name="T19">proxy_set_header</text:span><text:span text:style-name="T12"> X-Forwarded-Proto </text:span><text:span text:style-name="T17">$scheme</text:span><text:span text:style-name="T9">;</text:span></text:p>
      <text:p text:style-name="P7"><text:s text:c="8"/><text:span text:style-name="T9">}</text:span></text:p>
      <text:p text:style-name="P7"><text:s text:c="4"/><text:span text:style-name="T9">}</text:span></text:p>
      <text:p text:style-name="P10">}</text:p>
      <text:h text:style-name="P3" text:outline-level="2">3. Déploiement en Production</text:h>
      <text:h text:style-name="P4" text:outline-level="3">3.1 Préparation</text:h>
      <text:p text:style-name="P17">bash</text:p>
      <text:p text:style-name="P9"># 1. Générer les clés API</text:p>
      <text:p text:style-name="P6"><text:span text:style-name="T16">docker</text:span> run <text:span text:style-name="T16">--rm</text:span> livekit/livekit:latest livekit-server generate-keys</text:p>
      <text:p text:style-name="P12"/>
      <text:p text:style-name="P9"># 2. Créer la structure de dossiers</text:p>
      <text:p text:style-name="P6"><text:span text:style-name="T16">mkdir</text:span> <text:span text:style-name="T16">-p</text:span> livekit-prod/<text:span text:style-name="T8">{</text:span>certs,data,config<text:span text:style-name="T8">}</text:span></text:p>
      <text:p text:style-name="P6"><text:span text:style-name="T10">cd</text:span> livekit-prod</text:p>
      <text:p text:style-name="P12"/>
      <text:p text:style-name="P9"># 3. Placer vos certificats SSL</text:p>
      <text:p text:style-name="P9"># cert.pem et key.pem dans le dossier certs/</text:p>
      <text:p text:style-name="P12"/>
      <text:p text:style-name="P9"># 4. Créer le fichier de configuration</text:p>
      <text:p text:style-name="P6"><text:span text:style-name="T16">nano</text:span> config/livekit.yaml</text:p>
      <text:p text:style-name="P12"/>
      <text:p text:style-name="P9"># 5. Démarrer</text:p>
      <text:p text:style-name="P6"><text:span text:style-name="T16">docker-compose</text:span> <text:span text:style-name="T16">-f</text:span> docker-compose.prod.yml up <text:span text:style-name="T16">-d</text:span></text:p>
      <text:h text:style-name="P4" text:outline-level="3">3.2 Script de déploiement automatisé</text:h>
      <text:p text:style-name="P22"><text:span text:style-name="Strong_20_Emphasis"><text:span text:style-name="T2">deploy.sh</text:span></text:span><text:span text:style-name="T3"> :</text:span></text:p>
      <text:p text:style-name="P17"><text:soft-page-break/>bash</text:p>
      <text:p text:style-name="P11">#!/bin/bash</text:p>
      <text:p text:style-name="P12"/>
      <text:p text:style-name="P9"># Variables</text:p>
      <text:p text:style-name="P6"><text:span text:style-name="T16">DOMAIN=</text:span><text:span text:style-name="T10">"votre-domaine.com"</text:span></text:p>
      <text:p text:style-name="P6"><text:span text:style-name="T16">EMAIL=</text:span><text:span text:style-name="T10">"admin@votre-domaine.com"</text:span></text:p>
      <text:p text:style-name="P12"/>
      <text:p text:style-name="P9"># Mettre à jour la configuration</text:p>
      <text:p text:style-name="P6"><text:span text:style-name="T16">sed</text:span> <text:span text:style-name="T16">-i</text:span> <text:span text:style-name="T10">"s/votre-domaine.com/</text:span><text:span text:style-name="T16">$DOMAIN</text:span><text:span text:style-name="T10">/g"</text:span> livekit.prod.yaml</text:p>
      <text:p text:style-name="P6"><text:span text:style-name="T16">sed</text:span> <text:span text:style-name="T16">-i</text:span> <text:span text:style-name="T10">"s/votre-mot-de-passe-redis/</text:span><text:span text:style-name="T16">$REDIS_PASSWORD</text:span><text:span text:style-name="T10">/g"</text:span> livekit.prod.yaml</text:p>
      <text:p text:style-name="P12"/>
      <text:p text:style-name="P9"># Arrêter les containers existants</text:p>
      <text:p text:style-name="P6"><text:span text:style-name="T16">docker-compose</text:span> <text:span text:style-name="T16">-f</text:span> docker-compose.prod.yml down</text:p>
      <text:p text:style-name="P12"/>
      <text:p text:style-name="P9"># Nettoyer les anciens volumes (optionnel)</text:p>
      <text:p text:style-name="P9"># docker volume prune -f</text:p>
      <text:p text:style-name="P12"/>
      <text:p text:style-name="P9"># Démarrer</text:p>
      <text:p text:style-name="P6"><text:span text:style-name="T16">docker-compose</text:span> <text:span text:style-name="T16">-f</text:span> docker-compose.prod.yml up <text:span text:style-name="T16">-d</text:span> <text:span text:style-name="T16">--build</text:span></text:p>
      <text:p text:style-name="P12"/>
      <text:p text:style-name="P9"># Vérifier le statut</text:p>
      <text:p text:style-name="P6"><text:span text:style-name="T16">sleep</text:span> <text:span text:style-name="T6">10</text:span></text:p>
      <text:p text:style-name="P6"><text:span text:style-name="T16">docker</text:span> <text:span text:style-name="T16">ps</text:span></text:p>
      <text:p text:style-name="P6"><text:span text:style-name="T16">docker</text:span> logs livekit-prod <text:span text:style-name="T16">--tail</text:span> <text:span text:style-name="T6">50</text:span></text:p>
      <text:h text:style-name="P4" text:outline-level="3">3.3 Variables d'environnement (alternative)</text:h>
      <text:p text:style-name="P22"><text:span text:style-name="T3">Créez un fichier </text:span><text:span text:style-name="Strong_20_Emphasis"><text:span text:style-name="T2">.env</text:span></text:span><text:span text:style-name="T3"> :</text:span></text:p>
      <text:p text:style-name="P17">env</text:p>
      <text:p text:style-name="P6"># .env</text:p>
      <text:p text:style-name="P6">LIVEKIT_API_KEY=APIxxxxxxxxxxxx</text:p>
      <text:p text:style-name="P6">LIVEKIT_API_SECRET=xxxxxxxxxxxxxxxx</text:p>
      <text:p text:style-name="P6">REDIS_PASSWORD=xxxxxxxxxxxx</text:p>
      <text:p text:style-name="P6">DOMAIN=votre-domaine.com</text:p>
      <text:p text:style-name="P6">TURN_SECRET=xxxxxxxxxxxx</text:p>
      <text:h text:style-name="P3" text:outline-level="2"><text:soft-page-break/>4. Gestion et Maintenance</text:h>
      <text:h text:style-name="P4" text:outline-level="3">4.1 Commandes utiles</text:h>
      <text:p text:style-name="P17">bash</text:p>
      <text:p text:style-name="P9"># Vérifier les logs</text:p>
      <text:p text:style-name="P6"><text:span text:style-name="T16">docker</text:span> logs <text:span text:style-name="T16">-f</text:span> livekit-prod</text:p>
      <text:p text:style-name="P12"/>
      <text:p text:style-name="P9"># Scale (si nécessaire)</text:p>
      <text:p text:style-name="P6"><text:span text:style-name="T16">docker-compose</text:span> <text:span text:style-name="T16">-f</text:span> docker-compose.prod.yml up <text:span text:style-name="T16">-d</text:span> <text:span text:style-name="T16">--scale</text:span> <text:span text:style-name="T16">livekit=</text:span><text:span text:style-name="T6">3</text:span></text:p>
      <text:p text:style-name="P12"/>
      <text:p text:style-name="P9"># Backup Redis</text:p>
      <text:p text:style-name="P6"><text:span text:style-name="T16">docker</text:span> <text:span text:style-name="T10">exec</text:span> livekit-redis-prod redis-cli SAVE</text:p>
      <text:p text:style-name="P6"><text:span text:style-name="T16">docker</text:span> <text:span text:style-name="T16">cp</text:span> livekit-redis-prod:/data/dump.rdb ./backup/</text:p>
      <text:p text:style-name="P12"/>
      <text:p text:style-name="P9"># Mettre à jour</text:p>
      <text:p text:style-name="P6"><text:span text:style-name="T16">docker-compose</text:span> <text:span text:style-name="T16">-f</text:span> docker-compose.prod.yml pull</text:p>
      <text:p text:style-name="P6"><text:span text:style-name="T16">docker-compose</text:span> <text:span text:style-name="T16">-f</text:span> docker-compose.prod.yml up <text:span text:style-name="T16">-d</text:span></text:p>
      <text:p text:style-name="P12"/>
      <text:p text:style-name="P9"># Monitoring</text:p>
      <text:p text:style-name="P6"><text:span text:style-name="T16">curl</text:span> http://localhost:9090/metrics <text:s/><text:span text:style-name="T14"># Prometheus</text:span></text:p>
      <text:p text:style-name="P6"><text:span text:style-name="T16">curl</text:span> http://localhost:7881/rtc <text:s text:c="5"/><text:span text:style-name="T14"># Health check</text:span></text:p>
      <text:h text:style-name="P4" text:outline-level="3">4.2 Configuration du monitoring</text:h>
      <text:p text:style-name="P18"><text:span text:style-name="T3">Ajoutez à </text:span><text:span text:style-name="Source_20_Text"><text:span text:style-name="T4">livekit.prod.yaml</text:span></text:span><text:span text:style-name="T3"> :</text:span></text:p>
      <text:p text:style-name="P17">yaml</text:p>
      <text:p text:style-name="P6"><text:span text:style-name="T6">prometheus</text:span><text:span text:style-name="T8">:</text:span></text:p>
      <text:p text:style-name="P7"><text:s text:c="2"/><text:span text:style-name="T7">enabled</text:span><text:span text:style-name="T9">:</text:span><text:span text:style-name="T12"> </text:span><text:span text:style-name="T15">true</text:span></text:p>
      <text:p text:style-name="P7"><text:s text:c="2"/><text:span text:style-name="T7">port</text:span><text:span text:style-name="T9">:</text:span><text:span text:style-name="T12"> </text:span><text:span text:style-name="T7">9090</text:span></text:p>
      <text:h text:style-name="P3" text:outline-level="2">5. Sécurité</text:h>
      <text:h text:style-name="P4" text:outline-level="3">5.1 Meilleures pratiques</text:h>
      <text:list text:style-name="L2">
        <text:list-item>
          <text:p text:style-name="P19"><text:span text:style-name="Strong_20_Emphasis"><text:span text:style-name="T2">Changez les mots de passe par défaut</text:span></text:span></text:p>
        </text:list-item>
        <text:list-item>
          <text:p text:style-name="P19"><text:span text:style-name="Strong_20_Emphasis"><text:span text:style-name="T2">Utilisez HTTPS uniquement</text:span></text:span></text:p>
        </text:list-item>
        <text:list-item>
          <text:p text:style-name="P19"><text:span text:style-name="Strong_20_Emphasis"><text:span text:style-name="T2">Restreignez l'accès réseau</text:span></text:span></text:p>
        </text:list-item>
        <text:list-item>
          <text:p text:style-name="P19"><text:soft-page-break/><text:span text:style-name="Strong_20_Emphasis"><text:span text:style-name="T2">Mettez à jour régulièrement</text:span></text:span></text:p>
        </text:list-item>
        <text:list-item>
          <text:p text:style-name="P19"><text:span text:style-name="Strong_20_Emphasis"><text:span text:style-name="T2">Monitorer les logs</text:span></text:span></text:p>
        </text:list-item>
      </text:list>
      <text:h text:style-name="P4" text:outline-level="3">5.2 Firewall</text:h>
      <text:p text:style-name="P17">bash</text:p>
      <text:p text:style-name="P9"># Ouvrir uniquement les ports nécessaires</text:p>
      <text:p text:style-name="P6"><text:span text:style-name="T16">sudo</text:span> ufw allow <text:span text:style-name="T6">443</text:span>/tcp</text:p>
      <text:p text:style-name="P6"><text:span text:style-name="T16">sudo</text:span> ufw allow <text:span text:style-name="T6">443</text:span>/udp</text:p>
      <text:p text:style-name="P6"><text:span text:style-name="T16">sudo</text:span> ufw allow <text:span text:style-name="T6">3478</text:span>/udp</text:p>
      <text:p text:style-name="P6"><text:span text:style-name="T16">sudo</text:span> ufw allow <text:span text:style-name="T6">5349</text:span>/tcp</text:p>
      <text:h text:style-name="P3" text:outline-level="2">6. Dépannage</text:h>
      <text:h text:style-name="P4" text:outline-level="3">Problèmes courants :</text:h>
      <text:list text:style-name="L3">
        <text:list-item>
          <text:p text:style-name="P20"><text:span text:style-name="Strong_20_Emphasis"><text:span text:style-name="T2">WebRTC ne fonctionne pas</text:span></text:span></text:p>
          <text:list>
            <text:list-item>
              <text:p text:style-name="P14">Vérifiez les certificats SSL</text:p>
            </text:list-item>
            <text:list-item>
              <text:p text:style-name="P14">Configurez correctement TURN</text:p>
            </text:list-item>
            <text:list-item>
              <text:p text:style-name="P14">Ouvrez les ports UDP</text:p>
            </text:list-item>
          </text:list>
        </text:list-item>
        <text:list-item>
          <text:p text:style-name="P20"><text:span text:style-name="Strong_20_Emphasis"><text:span text:style-name="T2">Connexions refusées</text:span></text:span></text:p>
          <text:p text:style-name="P16">bash</text:p>
          <text:p text:style-name="P8"># Tester la connectivité</text:p>
          <text:p text:style-name="P5"><text:span text:style-name="T16">curl</text:span> <text:span text:style-name="T16">-v</text:span> https://votre-domaine.com/rtc</text:p>
          <text:p text:style-name="P5">telnet votre-domaine.com <text:span text:style-name="T6">443</text:span></text:p>
        </text:list-item>
        <text:list-item>
          <text:p text:style-name="P20"><text:span text:style-name="Strong_20_Emphasis"><text:span text:style-name="T2">Performances médiocres</text:span></text:span></text:p>
          <text:list>
            <text:list-item>
              <text:p text:style-name="P14">Augmentez les limites système</text:p>
            </text:list-item>
            <text:list-item>
              <text:p text:style-name="P14">Utilisez Redis persistant</text:p>
            </text:list-item>
            <text:list-item>
              <text:p text:style-name="P14">Scalez horizontalement</text:p>
            </text:list-item>
          </text:list>
        </text:list-item>
      </text:list>
      <text:h text:style-name="P2" text:outline-level="2">📚 <text:span text:style-name="T1">Ressources supplémentaires</text:span></text:h>
      <text:list text:style-name="L4">
        <text:list-item>
          <text:p text:style-name="P21"><text:a xlink:type="simple" xlink:href="https://docs.livekit.io/" office:target-frame-name="_blank" xlink:show="new" text:style-name="Internet_20_link" text:visited-style-name="Visited_20_Internet_20_Link"><text:span text:style-name="T5">Documentation officielle LiveKit</text:span></text:a></text:p>
        </text:list-item>
        <text:list-item>
          <text:p text:style-name="P21"><text:a xlink:type="simple" xlink:href="https://github.com/livekit/livekit" office:target-frame-name="_blank" xlink:show="new" text:style-name="Internet_20_link" text:visited-style-name="Visited_20_Internet_20_Link"><text:span text:style-name="T5">Dépôt GitHub LiveKit</text:span></text:a></text:p>
        </text:list-item>
        <text:list-item>
          <text:p text:style-name="P21"><text:a xlink:type="simple" xlink:href="https://docs.livekit.io/deploy/" office:target-frame-name="_blank" xlink:show="new" text:style-name="Internet_20_link" text:visited-style-name="Visited_20_Internet_20_Link"><text:span text:style-name="T5">Guide de déploiement avancé</text:span></text:a></text:p>
        </text:list-item>
      </text:list>
      <text:p text:style-name="P15">Ce tutoriel couvre les bases du déploiement self-hosted de LiveKit avec Docker. Adaptez les configurations selon vos besoins spécifiques en production.</text:p>
      <text:p text:style-name="P23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quote-cjk-patch" svg:font-family="quote-cjk-patch, Inter, system-ui, apple-system, system-ui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1:55:39.067453521</meta:creation-date>
    <dc:date>2026-01-24T11:56:16.075681110</dc:date>
    <meta:editing-duration>PT37S</meta:editing-duration>
    <meta:editing-cycles>1</meta:editing-cycles>
    <meta:document-statistic meta:table-count="0" meta:image-count="0" meta:object-count="0" meta:page-count="11" meta:paragraph-count="322" meta:word-count="875" meta:character-count="7826" meta:non-whitespace-character-count="6516"/>
    <meta:generator>LibreOffice/24.2.5.2$MacOSX_X86_64 LibreOffice_project/bffef4ea93e59bebbeaf7f431bb02b1a39ee8a59</meta:generator>
  </office:meta>
</office:document-meta>
</file>